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(наименование организации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Приказ № </text:p>
          </table:table-cell>
          <table:table-cell table:style-name="ce6"/>
          <table:table-cell/>
          <table:table-cell table:style-name="ce7" office:value-type="string" calcext:value-type="string">
            <text:p>от</text:p>
          </table:table-cell>
          <table:table-cell table:style-name="ce8" office:value-type="string" calcext:value-type="string">
            <text:p>« <text:s text:c="3"/>»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г.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о назначении инвентаризационной комиссии</text:p>
          </table:table-cell>
          <table:covered-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ПРИКАЗЫВАЮ:</text:p>
          </table:table-cell>
          <table:table-cell table:style-name="ce5" table:number-columns-spanned="7" table:number-rows-spanned="1"/>
          <table:covered-table-cell table:number-columns-repeated="6"/>
          <table:table-cell/>
        </table:table-row>
        <table:table-row table:style-name="ro1">
          <table:table-cell table:style-name="ce5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1. Для проведения инвентаризации назначаю комиссию: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Председатель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&lt;фамилия, инициалы&gt;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Член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&lt;фамилия, инициалы&gt;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Член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&lt;фамилия, инициалы&gt;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2. Место проведения:</text:p>
          </table:table-cell>
          <table:table-cell table:number-columns-repeated="2"/>
          <table:table-cell table:style-name="ce2" table:number-columns-spanned="2" table:number-rows-spanned="1"/>
          <table:covered-table-cell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/>
          <table:table-cell table:style-name="ce1" table:number-columns-spanned="3" table:number-rows-spanned="1"/>
          <table:covered-table-cell/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(фамилия, инициалы)</text:p>
          </table:table-cell>
          <table:covered-table-cell/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9:40:25.0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9:41:47.506000000</dc:date>
    <meta:editing-duration>PT9M9S</meta:editing-duration>
    <meta:editing-cycles>2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